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DataSourceLookup.getDataSource( String dataSour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DataSourceLookup.addDataSource( String dataSourceName ,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DataSourceLookup.MapDataSourceLookup( String dataSourceName ,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ataSourceLookup.MapDataSourc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DataSourceLookup.setDataSources( @ Nullable Map &lt; String , DataSource &gt; data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DataSourceLookup.MapDataSourceLookup( Map &lt; String , DataSource &gt; 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DataSourceLookup.getData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